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language="bg" fo:country="BG" style:font-size-asian="12pt" style:font-name-complex="Times New Roman1" style:font-size-complex="12pt"/>
    </style:style>
    <style:style style:name="P2" style:family="paragraph" style:parent-style-name="Standard">
      <style:text-properties style:font-name="Times New Roman" fo:font-size="12pt" fo:language="bg" fo:country="BG" officeooo:rsid="00079d5f" officeooo:paragraph-rsid="00079d5f" style:font-size-asian="12pt" style:font-name-complex="Times New Roman1" style:font-size-complex="12pt"/>
    </style:style>
    <style:style style:name="P3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text-properties fo:font-weight="normal" officeooo:rsid="00073e4d" officeooo:paragraph-rsid="00073e4d" style:font-weight-asian="normal" style:font-weight-complex="normal"/>
    </style:style>
    <style:style style:name="P5" style:family="paragraph" style:parent-style-name="Standard">
      <style:paragraph-properties fo:margin-top="0in" fo:margin-bottom="0in" loext:contextual-spacing="false"/>
    </style:style>
    <style:style style:name="P6" style:family="paragraph" style:parent-style-name="Standard">
      <style:paragraph-properties fo:margin-top="0in" fo:margin-bottom="0in" loext:contextual-spacing="false" fo:line-height="115%" fo:text-align="justify" style:justify-single-word="false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Standard">
      <style:text-properties style:font-name="Times New Roman" fo:font-size="12pt" fo:language="bg" fo:country="BG" fo:font-weight="bold" style:font-size-asian="12pt" style:font-weight-asian="bold" style:font-name-complex="Times New Roman1" style:font-size-complex="12pt"/>
    </style:style>
    <style:style style:name="P9" style:family="paragraph" style:parent-style-name="Standard">
      <style:text-properties style:font-name="Times New Roman" fo:font-size="12pt" fo:language="bg" fo:country="BG" style:font-size-asian="12pt" style:font-name-complex="Times New Roman1" style:font-size-complex="12pt"/>
    </style:style>
    <style:style style:name="P10" style:family="paragraph" style:parent-style-name="Standard">
      <style:text-properties style:font-name="Times New Roman" fo:font-size="12pt" fo:language="bg" fo:country="BG" officeooo:rsid="000aa2be" officeooo:paragraph-rsid="000aa2be" style:font-size-asian="12pt" style:font-name-complex="Times New Roman1" style:font-size-complex="12pt"/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2" style:family="paragraph" style:parent-style-name="Standard">
      <style:text-properties fo:font-size="12pt" fo:language="bg" fo:country="BG" style:font-size-asian="12pt"/>
    </style:style>
    <style:style style:name="P13" style:family="paragraph" style:parent-style-name="Standard">
      <style:text-properties fo:color="#ffffff" style:font-name="Times New Roman" fo:font-size="12pt" fo:language="bg" fo:country="BG" style:font-size-asian="12pt" style:font-name-complex="Times New Roman1" style:font-size-complex="12pt"/>
    </style:style>
    <style:style style:name="P14" style:family="paragraph" style:parent-style-name="Standard">
      <style:paragraph-properties fo:break-before="column"/>
      <style:text-properties style:font-name="Times New Roman" fo:font-size="12pt" fo:language="bg" fo:country="BG" fo:font-weight="bold" style:font-size-asian="12pt" style:font-weight-asian="bold" style:font-name-complex="Times New Roman1" style:font-size-complex="12pt"/>
    </style:style>
    <style:style style:name="P15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font-name="Times New Roman" fo:font-size="12pt" fo:language="bg" fo:country="BG" fo:font-weight="normal" officeooo:rsid="00079d5f" officeooo:paragraph-rsid="00079d5f" style:font-size-asian="12pt" style:font-weight-asian="normal" style:font-name-complex="Times New Roman1" style:font-size-complex="12pt" style:font-weight-complex="normal"/>
    </style:style>
    <style:style style:name="P16" style:family="paragraph" style:parent-style-name="List_20_Paragraph" style:list-style-name="WWNum1">
      <style:paragraph-properties fo:margin-left="0.35in" fo:margin-right="0in" fo:text-indent="-0.25in" style:auto-text-indent="false"/>
      <style:text-properties fo:font-size="12pt" fo:language="bg" fo:country="BG" style:font-size-asian="12pt"/>
    </style:style>
    <style:style style:name="T1" style:family="text">
      <style:text-properties style:font-name="Times New Roman" fo:font-size="12pt" fo:language="bg" fo:country="BG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language="bg" fo:country="BG" style:font-size-asian="12pt" style:font-name-complex="Times New Roman1" style:font-size-complex="12pt"/>
    </style:style>
    <style:style style:name="T3" style:family="text">
      <style:text-properties style:font-name="Times New Roman" fo:font-size="12pt" fo:language="bg" fo:country="BG" officeooo:rsid="00079d5f" style:font-size-asian="12pt" style:font-name-complex="Times New Roman1" style:font-size-complex="12pt"/>
    </style:style>
    <style:style style:name="T4" style:family="text">
      <style:text-properties style:font-name="Times New Roman" fo:font-size="12pt" fo:language="bg" fo:country="BG" style:font-name-asian="Calibri1" style:font-size-asian="12pt" style:language-asian="bg" style:country-asian="BG" style:font-name-complex="Times New Roman1" style:font-size-complex="12pt"/>
    </style:style>
    <style:style style:name="T5" style:family="text">
      <style:text-properties style:font-name="Times New Roman" fo:font-size="12pt" fo:language="bg" fo:country="BG" officeooo:rsid="00090539" style:font-name-asian="Calibri1" style:font-size-asian="12pt" style:language-asian="bg" style:country-asian="BG" style:font-name-complex="Times New Roman1" style:font-size-complex="12pt"/>
    </style:style>
    <style:style style:name="T6" style:family="text">
      <style:text-properties style:font-name="Times New Roman" fo:font-size="12pt" fo:language="bg" fo:country="BG" officeooo:rsid="000aa2be" style:font-name-asian="Calibri1" style:font-size-asian="12pt" style:language-asian="bg" style:country-asian="BG" style:font-name-complex="Times New Roman1" style:font-size-complex="12pt"/>
    </style:style>
    <style:style style:name="T7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8" style:family="text">
      <style:text-properties style:font-name="Times New Roman" fo:font-size="12pt" fo:language="de" fo:country="DE" style:font-size-asian="12pt" style:font-name-complex="Times New Roman1" style:font-size-complex="12pt"/>
    </style:style>
    <style:style style:name="T9" style:family="text">
      <style:text-properties style:font-name="Times New Roman" fo:font-size="12pt" fo:language="de" fo:country="DE" fo:font-weight="bold" style:font-size-asian="12pt" style:font-weight-asian="bold" style:font-name-complex="Times New Roman1" style:font-size-complex="12pt"/>
    </style:style>
    <style:style style:name="T10" style:family="text">
      <style:text-properties style:font-name="Times New Roman" fo:font-size="12pt" style:font-size-asian="12pt" style:font-name-complex="Times New Roman1" style:font-size-complex="12pt"/>
    </style:style>
    <style:style style:name="T11" style:family="text">
      <style:text-properties style:font-name="Times New Roman" fo:font-size="12pt" style:font-name-asian="Calibri1" style:font-size-asian="12pt" style:language-asian="bg" style:country-asian="BG" style:font-name-complex="Times New Roman1" style:font-size-complex="12pt"/>
    </style:style>
    <style:style style:name="T12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13" style:family="text">
      <style:text-properties officeooo:rsid="000c7e6f"/>
    </style:style>
    <style:style style:name="Sect1" style:family="section">
      <style:section-properties style:editable="false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1.Тема: <text:s/>Училищен органайзер за ученици</text:span><text:span text:style-name="T7"> </text:span><text:span text:style-name="T1">– приложение за организиране на училищни дейности на ученици </text:span></text:p>
      <text:p text:style-name="P8">2.Автори: </text:p>
      <text:section text:style-name="Sect1" text:name="TextSection">
        <text:p text:style-name="P8">Имена: Мартин Ивелинов Попов</text:p>
        <text:p text:style-name="P1">Егн: 0144238068</text:p>
        <text:p text:style-name="P1">Адрес: гр. Добрич ул. Йордан Йовков №6</text:p>
        <text:p text:style-name="P1">Телефон: +35988-872-5372</text:p>
        <text:p text:style-name="Standard"><text:span text:style-name="T2">Имейл: </text:span><text:a xlink:type="simple" xlink:href="mailto:m_p1@abv.bg" text:style-name="ListLabel_20_6" text:visited-style-name="ListLabel_20_6"><text:span text:style-name="Internet_20_link"><text:span text:style-name="T8">m</text:span></text:span></text:a><text:a xlink:type="simple" xlink:href="mailto:m_p1@abv.bg" text:style-name="ListLabel_20_6" text:visited-style-name="ListLabel_20_6"><text:span text:style-name="Internet_20_link"><text:span text:style-name="T2">_</text:span></text:span></text:a><text:a xlink:type="simple" xlink:href="mailto:m_p1@abv.bg" text:style-name="ListLabel_20_6" text:visited-style-name="ListLabel_20_6"><text:span text:style-name="Internet_20_link"><text:span text:style-name="T10">p</text:span></text:span></text:a><text:a xlink:type="simple" xlink:href="mailto:m_p1@abv.bg" text:style-name="ListLabel_20_6" text:visited-style-name="ListLabel_20_6"><text:span text:style-name="Internet_20_link"><text:span text:style-name="T2">1@</text:span></text:span></text:a><text:a xlink:type="simple" xlink:href="mailto:m_p1@abv.bg" text:style-name="ListLabel_20_6" text:visited-style-name="ListLabel_20_6"><text:span text:style-name="Internet_20_link"><text:span text:style-name="T10">abv</text:span></text:span></text:a><text:a xlink:type="simple" xlink:href="mailto:m_p1@abv.bg" text:style-name="ListLabel_20_6" text:visited-style-name="ListLabel_20_6"><text:span text:style-name="Internet_20_link"><text:span text:style-name="T2">.</text:span></text:span></text:a><text:a xlink:type="simple" xlink:href="mailto:m_p1@abv.bg" text:style-name="ListLabel_20_6" text:visited-style-name="ListLabel_20_6"><text:span text:style-name="Internet_20_link"><text:span text:style-name="T10">bg</text:span></text:span></text:a></text:p>
        <text:p text:style-name="P1">Училище: Езикова Гимназия „Гео Милев“</text:p>
        <text:p text:style-name="Standard"><text:span text:style-name="T2">Клас: </text:span><text:span text:style-name="T8">XI</text:span><text:span text:style-name="T2"> – в</text:span></text:p>
        <text:p text:style-name="P14">Имена: Траян Ангелов Райковски</text:p>
        <text:p text:style-name="P1">Егн: 0241250968</text:p>
        <text:p text:style-name="P1">Адрес: гр. Добрич ул. Страцин №4</text:p>
        <text:p text:style-name="P1">Телефон: +35988-680-8842</text:p>
        <text:p text:style-name="Standard"><text:span text:style-name="T2">Имейл: </text:span><text:a xlink:type="simple" xlink:href="mailto:traqn02@gmail.com" text:style-name="ListLabel_20_6" text:visited-style-name="ListLabel_20_6"><text:span text:style-name="Internet_20_link"><text:span text:style-name="T10">traqn</text:span></text:span></text:a><text:a xlink:type="simple" xlink:href="mailto:traqn02@gmail.com" text:style-name="ListLabel_20_6" text:visited-style-name="ListLabel_20_6"><text:span text:style-name="Internet_20_link"><text:span text:style-name="T2">02@</text:span></text:span></text:a><text:a xlink:type="simple" xlink:href="mailto:traqn02@gmail.com" text:style-name="ListLabel_20_6" text:visited-style-name="ListLabel_20_6"><text:span text:style-name="Internet_20_link"><text:span text:style-name="T10">gmail</text:span></text:span></text:a><text:a xlink:type="simple" xlink:href="mailto:traqn02@gmail.com" text:style-name="ListLabel_20_6" text:visited-style-name="ListLabel_20_6"><text:span text:style-name="Internet_20_link"><text:span text:style-name="T2">.</text:span></text:span></text:a><text:a xlink:type="simple" xlink:href="mailto:traqn02@gmail.com" text:style-name="ListLabel_20_6" text:visited-style-name="ListLabel_20_6"><text:span text:style-name="Internet_20_link"><text:span text:style-name="T10">com</text:span></text:span></text:a></text:p>
        <text:p text:style-name="P1">Училище: Езикова Гимназия „Гео Милев“</text:p>
        <text:p text:style-name="Standard"><text:span text:style-name="T2">Клас: </text:span><text:span text:style-name="T10">XI</text:span><text:span text:style-name="T2"> – в</text:span></text:p>
      </text:section>
      <text:section text:style-name="Sect2" text:name="Section1">
        <text:p text:style-name="P8">3. Ръководител:</text:p>
        <text:p text:style-name="P1">Имена : Мария Кирилова Георгиева</text:p>
        <text:p text:style-name="Standard"><text:span text:style-name="T8">GSM</text:span><text:span text:style-name="T2"> : 0895355091</text:span></text:p>
        <text:p text:style-name="Standard"><text:span text:style-name="T2">Имейл: </text:span><text:a xlink:type="simple" xlink:href="mailto:eg.m.kirilova@gmail.com" text:style-name="ListLabel_20_6" text:visited-style-name="ListLabel_20_6"><text:span text:style-name="Internet_20_link"><text:span text:style-name="T10">eg</text:span></text:span></text:a><text:a xlink:type="simple" xlink:href="mailto:eg.m.kirilova@gmail.com" text:style-name="ListLabel_20_6" text:visited-style-name="ListLabel_20_6"><text:span text:style-name="Internet_20_link"><text:span text:style-name="T2">.</text:span></text:span></text:a><text:a xlink:type="simple" xlink:href="mailto:eg.m.kirilova@gmail.com" text:style-name="ListLabel_20_6" text:visited-style-name="ListLabel_20_6"><text:span text:style-name="Internet_20_link"><text:span text:style-name="T10">m</text:span></text:span></text:a><text:a xlink:type="simple" xlink:href="mailto:eg.m.kirilova@gmail.com" text:style-name="ListLabel_20_6" text:visited-style-name="ListLabel_20_6"><text:span text:style-name="Internet_20_link"><text:span text:style-name="T2">.</text:span></text:span></text:a><text:a xlink:type="simple" xlink:href="mailto:eg.m.kirilova@gmail.com" text:style-name="ListLabel_20_6" text:visited-style-name="ListLabel_20_6"><text:span text:style-name="Internet_20_link"><text:span text:style-name="T10">kirilova</text:span></text:span></text:a><text:a xlink:type="simple" xlink:href="mailto:eg.m.kirilova@gmail.com" text:style-name="ListLabel_20_6" text:visited-style-name="ListLabel_20_6"><text:span text:style-name="Internet_20_link"><text:span text:style-name="T2">@</text:span></text:span></text:a><text:a xlink:type="simple" xlink:href="mailto:eg.m.kirilova@gmail.com" text:style-name="ListLabel_20_6" text:visited-style-name="ListLabel_20_6"><text:span text:style-name="Internet_20_link"><text:span text:style-name="T10">gmail</text:span></text:span></text:a><text:a xlink:type="simple" xlink:href="mailto:eg.m.kirilova@gmail.com" text:style-name="ListLabel_20_6" text:visited-style-name="ListLabel_20_6"><text:span text:style-name="Internet_20_link"><text:span text:style-name="T2">.</text:span></text:span></text:a><text:a xlink:type="simple" xlink:href="mailto:eg.m.kirilova@gmail.com" text:style-name="ListLabel_20_6" text:visited-style-name="ListLabel_20_6"><text:span text:style-name="Internet_20_link"><text:span text:style-name="T10">com</text:span></text:span></text:a></text:p>
        <text:p text:style-name="P1">Старши учител</text:p>
        <text:p text:style-name="P8">4. Резюме: </text:p>
        <text:p text:style-name="P8">4.1 Цели: <text:s/></text:p>
        <text:p text:style-name="P1">Целта на нашия проект е да улесни начина на организиране на училищната програма и дейности от страна на учениците. Досега всеки ученик трябва да запише учебната си програма на лист или в бележника и всеки път, когато иска да провери кой е следващият час трябва да погледне какво е записал на съответния хартиен носител. Нашето Уеб-приложение предоставя възможността това да става посредством електронен вариант на училищен органайзер. Освен седмична програма, той включва и списък с контролни, въвеждани от потребителя, възможност за въвеждане на оценки и тяхното складиране плюс автоматично показване на следващ час, заедно с оценки за седмицата и контролни или други събития, в период от две седмици от този ден. </text:p>
        <text:p text:style-name="P1">Идеята ни е да създадем платформа в която учениците могат да си организират бързо и лесно програмата и други дейности, свързани пряко с училище. Вместо да се записва програмата и всеки път да се търси къде е, по-лесно е да се отвори телефонът и с едно натискане да се отвори, заедно с появата на следващия час. </text:p>
        <text:p text:style-name="P1"/>
        <text:p text:style-name="P1"/>
        <text:p text:style-name="Standard"><text:soft-page-break/><text:span text:style-name="T1">4.2 </text:span><text:span text:style-name="T7">O</text:span><text:span text:style-name="T1">сновни етапи в реализирането на проекта:</text:span></text:p>
        <text:p text:style-name="P1">Разгледахме първоначалната идея заедно с нашия ръководител г-жа Кирилова. После ние я отработихме и доразвихме, добавяйки множество функции.</text:p>
        <text:p text:style-name="Standard"><text:span text:style-name="T2">Миналата година изучихме доста технологии, като основните на които се спряхме са </text:span><text:span text:style-name="T10">Angular 2+</text:span><text:span text:style-name="T2"> за </text:span><text:span text:style-name="T10">front-end</text:span><text:span text:style-name="T2">, а за </text:span><text:span text:style-name="T10">back-end</text:span><text:span text:style-name="T2"> - </text:span><text:span text:style-name="T10">Golang</text:span><text:span text:style-name="T2">. Така тази година знаехме какво ще ползваме</text:span><text:span text:style-name="T10"> </text:span><text:span text:style-name="T2">за </text:span><text:span text:style-name="T10">front- </text:span><text:span text:style-name="T2">и</text:span><text:span text:style-name="T10"> back-end</text:span><text:span text:style-name="T2"> и не губихме ценно време в учене и усвояване. Новото, което разучихме, е </text:span><text:span text:style-name="T10">AWS Lambda</text:span><text:span text:style-name="T2">. Това е безсървърен сървър, който няма физически сървър.</text:span></text:p>
        <text:p text:style-name="Standard"><text:span text:style-name="T2">Ние си разделихме работата. Първоначално един от нас направи една част от </text:span><text:span text:style-name="T10">front-end-a,</text:span><text:span text:style-name="T2"> а другият разучаваше как да направи </text:span><text:span text:style-name="T10">back-end-a</text:span><text:span text:style-name="T2">, понеже тепърва се запознавахме с тази нова технология, която е на по-малко от година. Това предполага много проблеми с всичко и работата с нея наподобява бета тестинг. След това се сменихме, за да може всеки от нас да знае какво се случва с всяка част от проекта. Понеже сме в един клас имахме възможност да разговаряме за проблемите и да си помагаме.</text:span></text:p>
        <text:p text:style-name="P8">4.3 Ниво на сложност на проекта:</text:p>
        <text:p text:style-name="Standard"><text:span text:style-name="T2">Тази година решихме да надграждаме старите знания, като добавим нещо ново към тях. Вече имахме сравнителен опит с </text:span><text:span text:style-name="T10">Angular</text:span><text:span text:style-name="T2"> и затова проблемите възникваха в областта на </text:span><text:span text:style-name="T10">back-end-a</text:span><text:span text:style-name="T2"> и по-точно - самият сървър на който се качва</text:span><text:span text:style-name="T10">. AWS Lambda </text:span><text:span text:style-name="T2">има много оскъдна документация специално за </text:span><text:span text:style-name="T10">Golang</text:span><text:span text:style-name="T2">, понеже той</text:span><text:span text:style-name="T10"> </text:span><text:span text:style-name="T2">е сравнително нов език и затова няма много информация за интеграцията му с тази платформа. Поради тази причина около два месеца минаха в тестове, разработка и качване на сървърната част на проекта. </text:span></text:p>
        <text:p text:style-name="Standard"><text:span text:style-name="T7">4.4 </text:span><text:span text:style-name="T1">Логическо и функционално приложение:</text:span></text:p>
        <text:p text:style-name="Standard"><text:span text:style-name="T9">Front</text:span><text:span text:style-name="T7">-end: </text:span></text:p>
        <text:p text:style-name="Standard"><text:span text:style-name="T2">Идеята в </text:span><text:span text:style-name="T10">Angular</text:span><text:span text:style-name="T2"> е да има много модули, като всеки модул си има различно предназначение</text:span><text:span text:style-name="T10">. </text:span><text:span text:style-name="T2">Всеки модул се състои от папка с .</text:span><text:span text:style-name="T10">html , .ts, .css </text:span><text:span text:style-name="T2">файл.</text:span></text:p>
        <text:p text:style-name="P8">Модули:</text:p>
        <text:p text:style-name="P5"><text:span text:style-name="T10">Core</text:span><text:span text:style-name="T2"> – компонент, който е активен винаги освен ако не е сме в </text:span><text:span text:style-name="T8">page</text:span><text:span text:style-name="T2">-</text:span><text:span text:style-name="T10">not</text:span><text:span text:style-name="T2">-</text:span><text:span text:style-name="T10">found</text:span></text:p>
        <text:p text:style-name="P5"><text:span text:style-name="T10">Home – </text:span><text:span text:style-name="T2">начална страница</text:span></text:p>
        <text:p text:style-name="P5"><text:span text:style-name="T10">Login</text:span><text:span text:style-name="T2"> - логин страница</text:span></text:p>
        <text:p text:style-name="P5"><text:span text:style-name="T10">Register</text:span><text:span text:style-name="T2"> – регистриране на нов потребител</text:span></text:p>
        <text:p text:style-name="P5"><text:span text:style-name="T10">Not</text:span><text:span text:style-name="T2">-</text:span><text:span text:style-name="T10">found</text:span><text:span text:style-name="T2"> – ако потребителят въведе страница, която не съществува, той бива препратен към този компонент</text:span></text:p>
        <text:p text:style-name="P5"><text:span text:style-name="T10">Profile</text:span><text:span text:style-name="T2"> – профилът на потребителя, където може да управлява профила си</text:span></text:p>
        <text:p text:style-name="P1">В папка shared се съдържат файлове който се използват от много компоненти и които са посредниците между back-end и front-end</text:p>
        <text:p text:style-name="Standard"><text:span text:style-name="T2">//</text:span><text:span text:style-name="T10">add modules</text:span></text:p>
        <text:p text:style-name="P3"/>
        <text:p text:style-name="P11"><text:soft-page-break/>Back-end:</text:p>
        <text:p text:style-name="P4"><text:span text:style-name="T10">Aws Lambda </text:span><text:span text:style-name="T2">е платформа разработена от </text:span><text:span text:style-name="T12">Amazon Web Services (AWS), </text:span><text:span text:style-name="T2">за hosting на serverless прило</text:span><text:span text:style-name="T3">ж</text:span><text:span text:style-name="T2">ения. Какво е serverless? Както с</text:span><text:span text:style-name="T3">е</text:span><text:span text:style-name="T2"> разбира от името, няма централен сървър. </text:span><text:span text:style-name="T3">Всичката логика на back-end-a е разделена на функции. Когато някой потребител иска да използва функция, тя се стартира и се спира след като завърши. Така ние(разработчиците) трябва да плащаме само за толкова време и изчислителна мощ за <text:s/>колкото функцията е вървяла. <text:s/>Всяка функция може да се изпълнява паралелно позволявайки преработката на голямо количество данни, когато и ако се налага.</text:span></text:p>
        <text:p text:style-name="P2">Знаехме че нашето приложение би се ползвало в училища, а там рядко има надежден интернет. За това решихме да ползваме друга нова технология – PWA и <text:s/>Service Worker. Така всеки потребител би могъл да изтегли приложението на телефона си и да има достъп до данните дори когато няма интернет връзка.</text:p>
        <text:p text:style-name="P8">4.5 Реализация: </text:p>
        <text:p text:style-name="P6"><text:span text:style-name="T4">Още в началото знаехме какво ще ползваме за реализирането на проекта. Това са технологиите: Angular 2+,</text:span><text:span text:style-name="T11"> Golang, DynamoDB</text:span><text:span text:style-name="T4"> е базата данни, а </text:span><text:span text:style-name="T11">AWS Lambda</text:span><text:span text:style-name="T4"> ни е сървърната платформа. С Angular се правят Single Page Applications (SPAs). Това значи че нашият back-end е REST API.</text:span><text:bookmark text:name="_GoBack"/><text:span text:style-name="T4"> </text:span><text:span text:style-name="T5">Един от разучаваше AWS lambda, а другия правеше клиентската част. </text:span><text:span text:style-name="T6">Поради няколко бъга и липсващи(или неработещи) инструменти за разработка на AWS Lambda functions със <text:s/>Golang, трябваше да си ги направим. Измислихме си начин за тестване локално и създадохме Command Line Interface(CLI) с който можем да качваме функциите.</text:span></text:p>
        <text:p text:style-name="P15"/>
        <text:p text:style-name="P8">4.6 Описание на приложението:</text:p>
        <text:p text:style-name="Standard"><text:span text:style-name="T1">//</text:span><text:span text:style-name="T7">fix desc</text:span><text:bookmark text:name="OLE_LINK3"/><text:bookmark text:name="OLE_LINK2"/><text:bookmark text:name="OLE_LINK1"/></text:p>
        <text:p text:style-name="P10">Нашият проект е Web-app, в който всеки регистриран потребител може да организира ученическото си ежедневие. Приложението може да бъде гледано и офлайн. Всеки получава известия <text:span text:style-name="T13">за следващ час, наближаващо събитие и т.н. </text:span></text:p>
        <text:p text:style-name="Standard"><text:span text:style-name="T1">4.7 Заключение:</text:span><text:span text:style-name="T2"> </text:span></text:p>
        <text:p text:style-name="P12">Имаме още идеи за подобряване на приложението, които възнамеряваме да реализираме в близкото бъдеще:</text:p>
        <text:list xml:id="list2494160591" text:style-name="WWNum1">
          <text:list-item>
            <text:p text:style-name="P16">да добавим групи, в зависимост от интереси(Например: по немски език), клас или други фактори</text:p>
          </text:list-item>
          <text:list-item>
            <text:p text:style-name="P16">потребители с различни привилегии(учители, директори)</text:p>
          </text:list-item>
        </text:list>
        <text:p text:style-name="P1">Надяваме се, че нашият проект ще помогне на учениците да организират своята училищна програма и всякакви дейности, свързани пряко с училище. Ще се радваме, ако проектът ни да помогне на всеки ученик.</text:p>
        <text:p text:style-name="Standard"><text:span text:style-name="T1">//</text:span><text:span text:style-name="T7">add more</text:span></text:p>
        <text:p text:style-name="P13"><text:soft-page-break/>фр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2pt" fo:language="de" fo:country="D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12pt" fo:language="bg" fo:country="BG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6" style:display-name="ListLabel 6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ayan</meta:initial-creator>
    <meta:editing-cycles>25</meta:editing-cycles>
    <meta:print-date>2018-05-10T07:55:00</meta:print-date>
    <meta:creation-date>2018-03-08T14:09:00</meta:creation-date>
    <dc:date>2019-02-26T21:17:49.321614509</dc:date>
    <meta:editing-duration>PT7H21M15S</meta:editing-duration>
    <meta:generator>LibreOffice/6.0.7.3$Linux_X86_64 LibreOffice_project/00m0$Build-3</meta:generator>
    <meta:document-statistic meta:table-count="0" meta:image-count="0" meta:object-count="0" meta:page-count="4" meta:paragraph-count="58" meta:word-count="938" meta:character-count="6026" meta:non-whitespace-character-count="512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